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none"/>
    </style:style>
    <style:style style:name="Table34" style:family="table">
      <style:table-properties style:width="16.981cm" table:align="left"/>
    </style:style>
    <style:style style:name="Table34.A" style:family="table-column">
      <style:table-column-properties style:column-width="16.981cm"/>
    </style:style>
    <style:style style:name="Table34.A1" style:family="table-cell">
      <style:table-cell-properties fo:padding="0.097cm" fo:border="none"/>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none"/>
    </style:style>
    <style:style style:name="Table30" style:family="table">
      <style:table-properties style:width="17cm" table:align="margins"/>
    </style:style>
    <style:style style:name="Table30.A" style:family="table-column">
      <style:table-column-properties style:column-width="4.249cm" style:rel-column-width="16380*"/>
    </style:style>
    <style:style style:name="Table30.B" style:family="table-column">
      <style:table-column-properties style:column-width="2.895cm" style:rel-column-width="11158*"/>
    </style:style>
    <style:style style:name="Table30.C" style:family="table-column">
      <style:table-column-properties style:column-width="5.606cm" style:rel-column-width="21609*"/>
    </style:style>
    <style:style style:name="Table30.D" style:family="table-column">
      <style:table-column-properties style:column-width="4.251cm" style:rel-column-width="16388*"/>
    </style:style>
    <style:style style:name="Table30.A1"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none"/>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none"/>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none"/>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none"/>
    </style:style>
    <style:style style:name="Table37" style:family="table">
      <style:table-properties style:width="17cm" table:align="margins"/>
    </style:style>
    <style:style style:name="Table37.A" style:family="table-column">
      <style:table-column-properties style:column-width="0.591cm" style:rel-column-width="2277*"/>
    </style:style>
    <style:style style:name="Table37.B" style:family="table-column">
      <style:table-column-properties style:column-width="6.63cm" style:rel-column-width="25559*"/>
    </style:style>
    <style:style style:name="Table37.C" style:family="table-column">
      <style:table-column-properties style:column-width="2.977cm" style:rel-column-width="11477*"/>
    </style:style>
    <style:style style:name="Table37.D" style:family="table-column">
      <style:table-column-properties style:column-width="6.05cm" style:rel-column-width="23322*"/>
    </style:style>
    <style:style style:name="Table37.E" style:family="table-column">
      <style:table-column-properties style:column-width="0.751cm" style:rel-column-width="2900*"/>
    </style:style>
    <style:style style:name="Table37.A1" style:family="table-cell">
      <style:table-cell-properties fo:padding="0.097cm" fo:border="none"/>
    </style:style>
    <style:style style:name="Table37.B1" style:family="table-cell">
      <style:table-cell-properties fo:padding="0.097cm" fo:border-left="none" fo:border-right="none" fo:border-top="none" fo:border-bottom="0.05pt solid #000000"/>
    </style:style>
    <style:style style:name="Table38" style:family="table">
      <style:table-properties style:width="17cm" table:align="margins"/>
    </style:style>
    <style:style style:name="Table38.A" style:family="table-column">
      <style:table-column-properties style:column-width="0.617cm" style:rel-column-width="2379*"/>
    </style:style>
    <style:style style:name="Table38.B" style:family="table-column">
      <style:table-column-properties style:column-width="6.496cm" style:rel-column-width="25043*"/>
    </style:style>
    <style:style style:name="Table38.C" style:family="table-column">
      <style:table-column-properties style:column-width="9.887cm" style:rel-column-width="38113*"/>
    </style:style>
    <style:style style:name="Table38.A1" style:family="table-cell">
      <style:table-cell-properties fo:padding="0.097cm" fo:border="none"/>
    </style:style>
    <style:style style:name="Table38.B1" style:family="table-cell">
      <style:table-cell-properties fo:padding="0.097cm" fo:border-left="none" fo:border-right="none" fo:border-top="none" fo:border-bottom="0.05pt solid #000000"/>
    </style:style>
    <style:style style:name="Table38.2" style:family="table-row">
      <style:table-row-properties style:min-row-height="1.7cm"/>
    </style:style>
    <style:style style:name="Table38.3" style:family="table-row">
      <style:table-row-properties style:min-row-height="0.744cm"/>
    </style:style>
    <style:style style:name="Table38.B3" style:family="table-cell">
      <style:table-cell-properties fo:padding="0.097cm" fo:border-left="none" fo:border-right="none" fo:border-top="0.05pt solid #000000" fo:border-bottom="none"/>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color="#ff420e"/>
    </style:style>
    <style:style style:name="P6" style:family="paragraph" style:parent-style-name="terp_5f_default_5f_8">
      <style:text-properties style:font-name="Helvetica"/>
    </style:style>
    <style:style style:name="P7" style:family="paragraph" style:parent-style-name="terp_5f_default_5f_8">
      <style:paragraph-properties fo:text-align="justify" style:justify-single-word="false"/>
      <style:text-properties fo:font-size="8pt" style:font-size-asian="8pt" style:font-size-complex="8pt"/>
    </style:style>
    <style:style style:name="P8"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autospace="none" style:writing-mode="lr-tb"/>
      <style:text-properties style:use-window-font-color="true"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style>
    <style:style style:name="P11" style:family="paragraph" style:parent-style-name="Table_20_Contents">
      <style:paragraph-properties fo:text-align="justify" style:justify-single-word="false"/>
      <style:text-properties fo:font-size="10pt" style:font-size-asian="10pt" style:font-size-complex="10pt"/>
    </style:style>
    <style:style style:name="P12" style:family="paragraph" style:parent-style-name="Table_20_Contents">
      <style:paragraph-properties fo:text-align="start" style:justify-single-word="false"/>
    </style:style>
    <style:style style:name="T1" style:family="text">
      <style:text-properties fo:color="#ff420e"/>
    </style:style>
    <style:style style:name="T2" style:family="text">
      <style:text-properties style:text-outline="false" style:text-line-through-style="none" style:font-name="Garamond" fo:font-size="9pt" fo:font-style="normal" fo:text-shadow="none"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overline-style="none" style:text-overline-color="font-color"/>
    </style:style>
    <style:style style:name="T3" style:family="text">
      <style:text-properties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4" style:family="text">
      <style:text-properties style:font-name="Liberation Serif" fo:font-size="12pt" style:font-size-asian="12pt" style:font-size-complex="12pt"/>
    </style:style>
    <style:style style:name="T5" style:family="text">
      <style:text-properties fo:color="#000000" style:font-name="Liberation Serif" fo:font-size="12pt" style:font-size-asian="12pt" style:font-size-complex="12pt"/>
    </style:style>
    <style:style style:name="T6" style:family="text">
      <style:text-properties fo:color="#000000"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7" style:family="text">
      <style:text-properties style:use-window-font-color="true"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8" style:family="text">
      <style:text-properties style:use-window-font-color="true" style:font-name="Helvetica" fo:font-weight="normal" style:font-name-asian="WenQuanYi Micro Hei" style:font-weight-asian="normal" style:font-name-complex="Lohit Hindi" style:font-weight-complex="normal"/>
    </style:style>
    <style:style style:name="T9"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7" table:style-name="Table27">
        <table:table-column table:style-name="Table27.A"/>
        <table:table-row>
          <table:table-cell table:style-name="Table27.A1" office:value-type="string">
            <text:p text:style-name="P2">CONTRATO DE VENTA</text:p>
            <text:p text:style-name="P2">CON RESERVA DE DOMINIO</text:p>
          </table:table-cell>
        </table:table-row>
      </table:table>
      <table:table table:name="Table34" table:style-name="Table34">
        <table:table-column table:style-name="Table34.A"/>
        <table:table-row>
          <table:table-cell table:style-name="Table34.A1" office:value-type="string">
            <text:p text:style-name="P3">Los suscritos, por una parte<text:span text:style-name="T5"> </text:span><text:bookmark-start text:name="__DdeLink__2952_687798691"/><text:span text:style-name="T7"><text:text-input text:description="&lt;o.company_id.ceo&gt;">empresario</text:text-input></text:span><text:bookmark-end text:name="__DdeLink__2952_687798691"/><text:span text:style-name="T6"> </text:span>con registro único de contribuyentes <text:span text:style-name="T3"><text:text-input text:description="&lt;o.company_id.cedula&gt;">ci empresario</text:text-input></text:span><text:span text:style-name="T2"> </text:span>representado por el señor domiciliado en Av. Indoamérica entrada a las Viñas, y que en adelante se le mencionará <text:s/>llamándolo VENDEDOR PROPIETARIO O ACREEDEOR, y por otra parte el/los Sr(a).</text:p>
          </table:table-cell>
        </table:table-row>
      </table:table>
      <text:p text:style-name="P9"/>
      <text:p text:style-name="P9"><text:text-input text:description="&lt;o.partner_id.name&gt;">cliente</text:text-input> <text:s text:c="89"/>C.I. <text:s text:c="2"/><text:text-input text:description="&lt;o.partner_id.cedula&gt;">ci cliente</text:text-input> <text:s/><text:text-input text:description="&lt;if test=&quot;o.cyg_partner_id.name&quot;&gt;">if cliente</text:text-input>Y<text:text-input text:description="&lt;/if&gt;">/if</text:text-input></text:p>
      <text:p text:style-name="P9"><text:text-input text:description="&lt;if test=&quot;o.cyg_partner_id.name&quot;&gt;">if cliente</text:text-input> <text:text-input text:description="&lt;o.cyg_partner_id.name&gt;">conyuge</text:text-input> <text:s text:c="86"/>C.I. <text:s text:c="2"/><text:bookmark-start text:name="__DdeLink__19020_687798691"/><text:text-input text:description="&lt;o.cyg_partner_id.cedula&gt;">ci conyuge</text:text-input> <text:bookmark-end text:name="__DdeLink__19020_687798691"/><text:text-input text:description="&lt;/if&gt;">/if</text:text-input></text:p>
      <text:p text:style-name="P10"/>
      <table:table table:name="Table29" table:style-name="Table29">
        <table:table-column table:style-name="Table29.A"/>
        <table:table-row>
          <table:table-cell table:style-name="Table29.A1" office:value-type="string">
            <text:p text:style-name="P3">de profesión <text:span text:style-name="T2"><text:text-input text:description="&lt;o.partner_id.profesion&gt;">profesion</text:text-input></text:span><text:span text:style-name="T2"> </text:span>domiciliado en <text:span text:style-name="T2"><text:s/></text:span><text:span text:style-name="T2"><text:text-input text:description="&lt;o.partner_id.city&gt;">city</text:text-input></text:span><text:span text:style-name="T2"> </text:span><text:span text:style-name="T2"><text:text-input text:description="&lt;o.partner_id.address.street&gt;">calle cliente</text:text-input></text:span><text:span text:style-name="T2"> y </text:span><text:span text:style-name="T2"><text:text-input text:description="&lt;o.partner_id.address.street2&gt;">calle2 cliente</text:text-input></text:span> teléfono <text:span text:style-name="T2"><text:s/></text:span><text:span text:style-name="T2"><text:text-input text:description="&lt;o.partner_id.address.phone&gt;">phone</text:text-input></text:span><text:span text:style-name="T2">- </text:span><text:span text:style-name="T2"><text:text-input text:description="&lt;o.partner_id.address.mobile&gt;">mobile</text:text-input></text:span> que en adelante se le denominará el COMPRADOR. Celebran el siguiente Contrato de Venta con Reserva de Dominio, de conformidad con las disposiciones <text:s/>legales sobre la materia y las cláusulas que siguen: </text:p>
          </table:table-cell>
        </table:table-row>
        <table:table-row>
          <table:table-cell table:style-name="Table29.A1" office:value-type="string">
            <text:p text:style-name="P3">PRIMERA: <text:bookmark-start text:name="__DdeLink__13714_687798691"/><text:span text:style-name="T7"><text:text-input text:description="&lt;o.company_id.ceo&gt;">empresario</text:text-input></text:span><text:bookmark-end text:name="__DdeLink__13714_687798691"/>, vende con reserva de dominio, al comprador, el/los objeto(s) que se describen a continuación:</text:p>
          </table:table-cell>
        </table:table-row>
      </table:table>
      <text:p text:style-name="P6"/>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6"/>
          </table:table-cell>
          <table:table-cell table:style-name="Table30.A1" office:value-type="string">
            <text:p text:style-name="Standard">MARCA:</text:p>
          </table:table-cell>
          <table:table-cell table:style-name="Table30.A1" office:value-type="string">
            <text:p text:style-name="P9"><text:text-input text:description="&lt;o.product_id.name&gt;">product.name</text:text-input></text:p>
          </table:table-cell>
          <table:table-cell table:style-name="Table30.A1" office:value-type="string">
            <text:p text:style-name="Standard"/>
          </table:table-cell>
        </table:table-row>
        <table:table-row>
          <table:table-cell table:style-name="Table30.A1" office:value-type="string">
            <text:p text:style-name="Standard"/>
          </table:table-cell>
          <table:table-cell table:style-name="Table30.A1" office:value-type="string">
            <text:p text:style-name="Standard">No. MOTOR:</text:p>
          </table:table-cell>
          <table:table-cell table:style-name="Table30.A1" office:value-type="string">
            <text:p text:style-name="P9"><text:text-input text:description="&lt;o.product_id.motor&gt;">product.motor</text:text-input></text:p>
          </table:table-cell>
          <table:table-cell table:style-name="Table30.A1" office:value-type="string">
            <text:p text:style-name="Standard"/>
          </table:table-cell>
        </table:table-row>
        <table:table-row>
          <table:table-cell table:style-name="Table30.A1" office:value-type="string">
            <text:p text:style-name="Standard"/>
          </table:table-cell>
          <table:table-cell table:style-name="Table30.A1" office:value-type="string">
            <text:p text:style-name="Standard">No. CHASIS:</text:p>
          </table:table-cell>
          <table:table-cell table:style-name="Table30.A1" office:value-type="string">
            <text:p text:style-name="P9"><text:text-input text:description="&lt;o.product_id.chasis&gt;">chasis</text:text-input></text:p>
          </table:table-cell>
          <table:table-cell table:style-name="Table30.A1" office:value-type="string">
            <text:p text:style-name="Standard"/>
          </table:table-cell>
        </table:table-row>
        <table:table-row>
          <table:table-cell table:style-name="Table30.A1" office:value-type="string">
            <text:p text:style-name="Standard"/>
          </table:table-cell>
          <table:table-cell table:style-name="Table30.A1" office:value-type="string">
            <text:p text:style-name="Standard">COLOR:</text:p>
          </table:table-cell>
          <table:table-cell table:style-name="Table30.A1" office:value-type="string">
            <text:p text:style-name="P9"><text:text-input text:description="&lt;o.product_id.color&gt;">color	</text:text-input></text:p>
          </table:table-cell>
          <table:table-cell table:style-name="Table30.A1" office:value-type="string">
            <text:p text:style-name="Standard"/>
          </table:table-cell>
        </table:table-row>
        <table:table-row>
          <table:table-cell table:style-name="Table30.A1" office:value-type="string">
            <text:p text:style-name="Standard"/>
          </table:table-cell>
          <table:table-cell table:style-name="Table30.A1" office:value-type="string">
            <text:p text:style-name="Standard">CLASE:</text:p>
          </table:table-cell>
          <table:table-cell table:style-name="Table30.A1" office:value-type="string">
            <text:p text:style-name="P9"><text:text-input text:description="&lt;o.product_id.clase&gt;">clase</text:text-input></text:p>
          </table:table-cell>
          <table:table-cell table:style-name="Table30.A1" office:value-type="string">
            <text:p text:style-name="Standard"/>
          </table:table-cell>
        </table:table-row>
        <table:table-row>
          <table:table-cell table:style-name="Table30.A1" office:value-type="string">
            <text:p text:style-name="Standard"/>
          </table:table-cell>
          <table:table-cell table:style-name="Table30.A1" office:value-type="string">
            <text:p text:style-name="Standard">MODELO :</text:p>
          </table:table-cell>
          <table:table-cell table:style-name="Table30.A1" office:value-type="string">
            <text:p text:style-name="P9"><text:text-input text:description="&lt;o.product_id.modelo&gt;">modelo</text:text-input></text:p>
          </table:table-cell>
          <table:table-cell table:style-name="Table30.A1" office:value-type="string">
            <text:p text:style-name="Standard"/>
          </table:table-cell>
        </table:table-row>
        <table:table-row>
          <table:table-cell table:style-name="Table30.A1" office:value-type="string">
            <text:p text:style-name="Standard"/>
          </table:table-cell>
          <table:table-cell table:style-name="Table30.A1" office:value-type="string">
            <text:p text:style-name="Standard">PLACA:</text:p>
          </table:table-cell>
          <table:table-cell table:style-name="Table30.A1" office:value-type="string">
            <text:p text:style-name="P9"><text:text-input text:description="&lt;o.product_id.cae&gt;">cae</text:text-input></text:p>
          </table:table-cell>
          <table:table-cell table:style-name="Table30.A1" office:value-type="string">
            <text:p text:style-name="Standard"/>
          </table:table-cell>
        </table:table-row>
      </table:table>
      <text:p text:style-name="Standard"/>
      <table:table table:name="Table31" table:style-name="Table31">
        <table:table-column table:style-name="Table31.A"/>
        <table:table-row>
          <table:table-cell table:style-name="Table31.A1" office:value-type="string">
            <text:p text:style-name="P3">Mercadería <text:s/>que el comprador declara haberla recibido a su entera satisfacción y sin tener reclamo posterior alguno.</text:p>
          </table:table-cell>
        </table:table-row>
      </table:table>
      <table:table table:name="Table32" table:style-name="Table32">
        <table:table-column table:style-name="Table32.A"/>
        <table:table-row>
          <table:table-cell table:style-name="Table32.A1" office:value-type="string">
            <text:p text:style-name="P3">SEGUNDA.- El precio de el /los objeto(s) descritos en la cláusula anterior es $ <text:span text:style-name="T3"><text:text-input text:description="&lt;o.total_pagare&gt;">total pagare</text:text-input></text:span><text:span text:style-name="T3"> </text:span><text:span text:style-name="T4"><text:s/></text:span><text:span text:style-name="T3"><text:text-input text:description="&lt;o.total_pagare_texto&gt;">total texto</text:text-input></text:span><text:span text:style-name="T3"> </text:span><text:span text:style-name="T4">DOLARES DE LOS ESTADOS UNIDOS DE NORTEAMÉRICA que el comprador se obliga a pagar en la siguiente forma: </text:span><text:span text:style-name="T3"><text:text-input text:description="&lt;o.financiamiento&gt;">financiamiento</text:text-input></text:span><text:span text:style-name="T1"> </text:span>LETRAS DE CAMBIO POR EL VALOR DE <text:s/><text:text-input text:description="&lt;o.cuota_mes&gt;">cuota_mes</text:text-input> c/una a cancelar mensualmente a partir del <text:text-input text:description="&lt;time.strftime('%Y-%m-%d', time.strptime(o.date_order, '%Y-%m-%d %H:%M:%S'))&gt;">fecha de pago</text:text-input>, <text:span text:style-name="T7"><text:text-input text:description="&lt;if test=&quot;o.adicional_ids&quot;&gt;">if adicionales</text:text-input></text:span> adicionales más los siguientes pagos. Adicionales: <text:text-input text:description="&lt;/if&gt;">/if2</text:text-input></text:p>
          </table:table-cell>
        </table:table-row>
      </table:table>
      <text:p text:style-name="P7"/>
      <text:p text:style-name="P11"><text:text-input text:description="&lt;for each=&quot;lines in o.adicional_ids&quot;&gt;">for adicionales</text:text-input></text:p>
      <text:p text:style-name="P11"><text:span text:style-name="T8">1 LETRA DE CAMBIO POR EL VALOR DE </text:span><text:span text:style-name="T8"><text:text-input text:description="&lt;lines.valor_interes&gt;">valor_interes</text:text-input></text:span><text:span text:style-name="T8"> A CANCELAR EL </text:span><text:span text:style-name="T8"><text:text-input text:description="&lt;lines.date_vencimiento&gt;">date_vencimiento</text:text-input></text:span></text:p>
      <text:p text:style-name="P11"><text:text-input text:description="&lt;/for&gt;">/for</text:text-input></text:p>
      <text:p text:style-name="P11"/>
      <table:table table:name="Table35" table:style-name="Table35">
        <table:table-column table:style-name="Table35.A"/>
        <table:table-row>
          <table:table-cell table:style-name="Table35.A1" office:value-type="string">
            <text:p text:style-name="P4">Además el comprador reconoce el interés del <text:text-input text:description="&lt;o.interes&gt;">interes</text:text-input>% anual a partir de los correspondientes vencimientos mensuales de las letras de cambio, por la mora en <text:s/>que hubiere incurrido y acuerda el pago del capital o intereses lo hará en el domicilio del vendedor.En el precio total de la negociación están incluidos, a mas del valor de la mercadería, los intereses convencionales por el plazo pactado aclarándose además <text:s/>que el comprador ha pagado el impuesto legal sobre las transacciones mercantiles que grava a este contrato.</text:p>
          </table:table-cell>
        </table:table-row>
        <text:soft-page-break/>
        <table:table-row>
          <table:table-cell table:style-name="Table35.A1" office:value-type="string">
            <text:p text:style-name="P4">TERCERA.- sin embargo, y por así convenir las partes, habrá un reajuste del precio siempre y cuando sobrevengan dentro de la vigencia del contrato, medidas de carácter económico, tributario legales o de cualquier <text:s/>otra índole que afecten al precio inicialmente pactado.</text:p>
            <text:p text:style-name="P4">El vendedor queda facultado para, por su sola cuenta, efectuar el reajuste sobre el saldo deudor; <text:s/>y la diferencia que se establezca, la pagara el comprador al vendedor con la sola notificación por escrito.</text:p>
            <text:p text:style-name="P4">El comprador deberá efectuar el pago sobre el reajuste en el plazo de treinta días, después de que el vendedor le haya hecho conocer por escrito, cancelación que podrá hacerlo ya sea en efectivo o suscribiendo nuevas obligaciones; de no hacerlo será causa suficiente para que el comprador incurra en mora , se declare vencido el plazo y exigibles todas las obligaciones.</text:p>
          </table:table-cell>
        </table:table-row>
        <table:table-row>
          <table:table-cell table:style-name="Table35.A1" office:value-type="string">
            <text:p text:style-name="P4">CUARTA.- El comprador declara haber recibido a su entera satisfacción el/los objetos(s) <text:s/>en la cláusula primera <text:s/>y se compromete ha conservarlo (s) y <text:s/>mantenerlo (s) durante la vigencia de este contrato en su domicilio y destinarlo al uso PERSONAL debiendo notificar al vendedor cualquier cambio que se efectúe respecto a los bienes o a su domicilio, en un plazo máximo de ocho días contados a partir de dicho cambio. En ningún caso, el comprador podrá sacar fuera del país el/los objeto(s) vendido(s) <text:s/>ni entregar (los) a otra persona <text:s/>natural o jurídica, sin autorización concedida previamente, y por escrito por parte del vendedor. La violación de cualquiera de éstos compromisos dará derecho al vendedor para pedir la restitución de la especie vendida <text:s/>o demandar la cancelación total del crédito, declarándose por esta causa vencida la totalidad de la obligación</text:p>
          </table:table-cell>
        </table:table-row>
        <table:table-row>
          <table:table-cell table:style-name="Table35.A1" office:value-type="string">
            <text:p text:style-name="P4">QUINTA.- El vendedor se reserva el domicilio de el/los objetos vendido(s) hasta cuando el comprador haya pagado la totalidad del precio a entera satisfacción, de manera que el comprador adquirirá dominio de la cosa vendida tan solo cuando haya pagado la totalidad del precio, sin embargo de lo cual asume la responsabilidad por todos los riesgos, aún los de fuerza mayor o caso fortuito que corran el/los <text:s/>objeto(s) vendido(s) <text:s/>desde esta fecha en que recibe dicho(s) objeto(s) de poder del vendedor.</text:p>
            <text:p text:style-name="P4">En consecuencia, <text:s/>el comprador no podrá verificar contratos de venta, permuta, arrendamiento, prenda de cualquier <text:s/>clase ni disponer en forma alguna del/los objeto(s) recibido(s), mientras no haya pagado la totalidad del precio, debiendo exhibirlos cuantas veces lo solicite el vendedor <text:s/>por la vía legal y siendo de cuenta y riesgo del comprador todos los gastos que ocasione dicha exhibición.</text:p>
            <text:p text:style-name="P4">Además el comprador deberá notificar <text:s/>al vendedor, inmediatamente, cualquier secuestro, retención o medida preventiva o de ejecución que judicialmente se intentare sobre el/los objeto(s) vendido(s) o cualquier hecho relativo a su daño, pérdida o desaparición, y si así no lo hiciera será responsable de los daños y perjuicios que ocasionara esta omisión.</text:p>
            <text:p text:style-name="P4">Al igual que la cláusula anterior, si el comprador incumpliere con alguno de los compromisos antes señalados, el vendedor podrá pedir la devolución de la especie vendida y recuperada aún cuando se hallare en poder de terceros o demandar la cancelación total del crédito el cual quedará íntegramente vencido por este motivo , sin perjuicio de iniciar la acción penal respectiva.</text:p>
          </table:table-cell>
        </table:table-row>
        <table:table-row>
          <table:table-cell table:style-name="Table35.A1" office:value-type="string">
            <text:p text:style-name="P4">SEXTA.- Si el comprador no pagare a su vencimiento aunque fuera una sola de las letras de cambio a las que refiere este contrato, el vendedor tendrá derecho para dar por vencidas las demás, sirviendo de suficiente prueba sobre la falta de pago, la sola afirmación del vendedor, quien podrá acudir a uno de los jueces competentes para solicitar la aprehensión de la materia del contrato donde quiera que se encuentre y su entrega a dicho vendedor, o pedir el remate del/los objetos(s) vendido(s) de acuerdo a lo que establece el Código de Comercio.</text:p>
            <text:p text:style-name="P4">Para el caso de la aprehensión judicial solicitada por el vendedor, es una condición expresa de este contrato que lo pagado en concepto de abonos parciales del precio, quedarán en beneficio del vendedor, a título de indemnización, incluída la cuota de contado, hasta por el máximo del monto autorizado por la ley . Así mismo, quedarán en beneficio del vendedor el aumento del valor de la cosa vendida o lo que se adhiere o incorporare a ella por cualquier concepto, en caso de que dichas cosas volvieren a poder del vendedor <text:s/>por incumplimiento del comprador , o por quiebra o concurso de acreedores de este último, pues este evento es también causal <text:s/>suficiente para que el vendedor, con su sola afirmación <text:s/>de por vencida la totalidad <text:s/>la totalidad del crédito y proceda en forma prevista anteriormente y en la Ley.</text:p>
          </table:table-cell>
        </table:table-row>
        <text:soft-page-break/>
        <table:table-row>
          <table:table-cell table:style-name="Table35.A1" office:value-type="string">
            <text:p text:style-name="P4">SÉPTIMA.- Los endosos que hiciere el vendedor de una o más letras de cambio a terceras personas <text:s/>o a instituciones bancarias, en nada afectan la vigencia del presente contrato de venta con reserva de dominio el cual subsiste en todos sus efectos, hasta la cancelación total del crédito.</text:p>
          </table:table-cell>
        </table:table-row>
        <table:table-row>
          <table:table-cell table:style-name="Table35.A1" office:value-type="string">
            <text:p text:style-name="P4">OCTAVA.- Sin que en forma alguna se entienda adulterado , modificado o renovado el presente contrato, las partes convienen en cualquier <text:s/>momento y de mutuo acuerdo podrán renovar las obligaciones <text:s/>a que se refiere la cláusula primera, dejando constancia por escrito de este hecho, en cuyo caso el contrato subsistirá amparando las nuevas obligaciones <text:s/>y garantizando hasta la total cancelación <text:s/>del capital , intereses y todos los demás gastos que se presenten por cualquier concepto.</text:p>
          </table:table-cell>
        </table:table-row>
        <table:table-row>
          <table:table-cell table:style-name="Table35.A1" office:value-type="string">
            <text:p text:style-name="P4">NOVENA.- El comprador se obliga a contratar y entregar al vendedor una póliza de seguro contra todo riesgo sobre la cosa objeto de este contrato, por el monto igual al del valor adeudado <text:s/>y por el mismo plazo, a fin de que en caso de siniestro, este cobre directamente dicho seguro, aclarándose que en el evento de que el valor pagado por la aseguradora sea inferior al del valor adeudado por el comprador en el momento de siniestro, éste queda obligado al pago <text:s/>de la diferencia, facultando al vendedor para que exija dicho pago <text:s/>en base a las letras de cambio que se encuentren impagadas <text:s/>y que consideran como vencidas por la sola afirmación del vendedor.</text:p>
            <text:p text:style-name="P4">En caso de que el comprador no contrate el seguro a la fecha de suscripción de este contrato, o si no lo renovare oportunamente , el vendedor podrá exigir en cualquier tiempo el pago del valor total <text:s/>del crédito, considerando vencido el plazo estipulado <text:s/>en las respectivas letras de cambio y recurriendo al juez <text:s/>competente <text:s/>paras solicitar la restitución o remate de los objetos vendidos con la independencia del pago de crédito.</text:p>
            <text:p text:style-name="P4">Aparte de lo antes acordado y tan solo si el vendedor lo quisiere, este queda facultado para contratar , tomar y renovar la póliza de seguros a la que se refiere ésta cláusula, cuantas veces sean necesarias y acogiendo libremente la Compañía Aseguradora , siempre y cuando el comprador no haya cumplido con la obligación que en este sentido adquiere; aclarándose que si el vendedor decide dejar de ejercitar <text:s/>esta facultad , la contratación del seguro la realiza por cuenta y riesgo del comprador, quien reembolsará <text:s/>inmediatamente <text:s/>el valor de la prima o primas pagadas y para ello se autoriza al vendedor para que impute a este concepto el primer pago o abono que efectuare por causa de este contrato.</text:p>
            <text:p text:style-name="P4">Si por cualquier circunstancia se impidiere o dificultare <text:s/>el tomar el seguro o el cobro íntegro o parcial de la póliza, el vendedor no tendrá ninguna responsabilidad por ello, siendo todos los riesgos por cuenta y cargo del comprador, aún cuando la contratación del seguro se hubiere hecho por intermedio del vendedor en la forma prevista en este contrato.</text:p>
          </table:table-cell>
        </table:table-row>
        <table:table-row>
          <table:table-cell table:style-name="Table35.A1" office:value-type="string">
            <text:p text:style-name="P4">DECIMA.- El comprador declara conocer las disposiciones legales que rigen la venta a crédito con reserva de dominio y se somete a todas y cada una de ellas, así como a las estipulaciones contractuales constantes en el presente instrumento</text:p>
          </table:table-cell>
        </table:table-row>
        <table:table-row>
          <table:table-cell table:style-name="Table35.A1" office:value-type="string">
            <text:p text:style-name="P4">DECIMA PRIMERA.- Para seguridad de este contrato el comprador renuncia fuero y domicilio y se sujeta expresamente <text:s/>a los Jueces de lo Civil de <text:bookmark-start text:name="__DdeLink__2808_687798691"/><text:text-input text:description="&lt;o.company_id.city&gt;">ciudad</text:text-input><text:bookmark-end text:name="__DdeLink__2808_687798691"/> obligándose a todos los gastos judiciales <text:s/>y extrajudiciales n que se efectuaran para la plena vigencia de este contrato así como también hacer efectivas <text:s/>en él contenidas. en él contenidas.</text:p>
          </table:table-cell>
        </table:table-row>
      </table:table>
      <text:p text:style-name="Standard"/>
      <table:table table:name="Table36" table:style-name="Table36">
        <table:table-column table:style-name="Table36.A"/>
        <table:table-row>
          <table:table-cell table:style-name="Table36.A1" office:value-type="string">
            <text:p text:style-name="P1"><text:span text:style-name="T9">Para constancia, las partes firman el presente contrato en tres ejemplares auténticos, en ciudad de </text:span><text:span text:style-name="T9"><text:text-input text:description="&lt;o.company_id.city&gt;">ciudad</text:text-input></text:span><text:span text:style-name="T9"> al</text:span> <text:text-input text:description="&lt;time.strftime('%Y-%m-%d', time.strptime(o.date_order, '%Y-%m-%d %H:%M:%S'))&gt;">date_order</text:text-input> <text:s text:c="3"/></text:p>
            <text:p text:style-name="P1"/>
          </table:table-cell>
        </table:table-row>
      </table:table>
      <text:p text:style-name="Standard"/>
      <text:p text:style-name="Standard"/>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Table_20_Contents"/>
          </table:table-cell>
          <table:table-cell table:style-name="Table37.B1" office:value-type="string">
            <text:p text:style-name="Table_20_Contents"/>
          </table:table-cell>
          <table:table-cell table:style-name="Table37.A1" office:value-type="string">
            <text:p text:style-name="Table_20_Contents"/>
          </table:table-cell>
          <table:table-cell table:style-name="Table37.B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9"><text:s/><text:text-input text:description="&lt;o.partner_id.name&gt;">cliente</text:text-input> </text:p>
            <text:p text:style-name="P12"/>
            <text:p text:style-name="Table_20_Contents"/>
          </table:table-cell>
          <table:table-cell table:style-name="Table37.A1" office:value-type="string">
            <text:p text:style-name="Table_20_Contents"/>
          </table:table-cell>
          <table:table-cell table:style-name="Table37.A1" office:value-type="string">
            <text:p text:style-name="P5"><text:span text:style-name="T7"><text:s text:c="19"/></text:span><text:span text:style-name="T7"><text:text-input text:description="&lt;o.company_id.ceo&gt;">empresario</text:text-input></text:span></text:p>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B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8"><text:text-input text:description="&lt;o.cyg_partner_id.name&gt;">conyuge</text:text-input> </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row>
      </table:table>
      <text:p text:style-name="Standard"/>
      <text:p text:style-name="Standard"><text:soft-page-break/></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Table_20_Contents"/>
          </table:table-cell>
          <table:table-cell table:style-name="Table38.A1" office:value-type="string">
            <text:p text:style-name="Table_20_Contents"/>
          </table:table-cell>
        </table:table-row>
        <table:table-row table:style-name="Table38.2">
          <table:table-cell table:style-name="Table38.A1" office:value-type="string">
            <text:p text:style-name="Table_20_Contents"/>
          </table:table-cell>
          <table:table-cell table:style-name="Table38.A1" office:value-type="string">
            <text:p text:style-name="P9"><text:text-input text:description="&lt;o.garante_id.name&gt;">cyg_garante</text:text-input> </text:p>
            <text:p text:style-name="Table_20_Contents"/>
            <text:p text:style-name="Table_20_Contents"/>
          </table:table-cell>
          <table:table-cell table:style-name="Table38.A1" office:value-type="string">
            <text:p text:style-name="Table_20_Contents"/>
          </table:table-cell>
        </table:table-row>
        <table:table-row table:style-name="Table38.3">
          <table:table-cell table:style-name="Table38.A1" office:value-type="string">
            <text:p text:style-name="Table_20_Contents"/>
          </table:table-cell>
          <table:table-cell table:style-name="Table38.B3" office:value-type="string">
            <text:p text:style-name="P9"><text:text-input text:description="&lt;o.cyg_garante_id.name&gt;">garante</text:text-input></text:p>
          </table:table-cell>
          <table:table-cell table:style-name="Table38.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Helvetica" svg:font-family="Helvetica"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text-properties fo:font-size="8pt" fo:font-weight="normal" style:font-size-asian="8pt" style:font-weight-asian="normal" style:font-size-complex="8pt" style:font-weight-complex="normal"/>
    </style:style>
    <style:style style:name="Footnote_20_Symbol" style:display-name="Footnote Symbol"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03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IcEmAn </meta:initial-creator>
    <meta:creation-date>2012-06-05T09:56:13</meta:creation-date>
    <dc:creator>Ruth </dc:creator>
    <dc:date>2013-01-12T19:00:25</dc:date>
    <meta:editing-cycles>91</meta:editing-cycles>
    <meta:editing-duration>PT22H27M34S</meta:editing-duration>
    <meta:document-statistic meta:table-count="10" meta:image-count="0" meta:object-count="0" meta:page-count="4" meta:paragraph-count="51" meta:word-count="1692" meta:character-count="10613" meta:non-whitespace-character-count="8716"/>
    <meta:user-defined meta:name="Info 1">http://localhost:8069</meta:user-defined>
    <meta:user-defined meta:name="Info 2">admin</meta:user-defined>
    <meta:user-defined meta:name="Info 3">536</meta:user-defined>
    <meta:user-defined meta:name="Info 4">tres.cartera</meta:user-defined>
  </office:meta>
</office:document-meta>
</file>